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office:annotation><dc:creator>POD</dc:creator><dc:date>2008-01-24T08:14:04</dc:date><text:p>Error while evaluating the expression "xhtml(dummy.getAt1(), stylesMapping='Hello')" defined in the "from" part of a statement. The styles mapping must be a dictionary or a UserDict instance.</text:p></office:annotation></text:p>
      <text:p text:style-name="Standard"/>
      <text:h><office:annotation><dc:creator>POD</dc:creator><dc:date>2008-01-24T08:14:04</dc:date><text:p>Error while evaluating the expression "xhtml(dummy.getAt1(), stylesMapping={'h1':-98})" defined in the "from" part of a statement. The styles mapping dictionary's keys and values must be strings.</text:p></office:annotation></text:h>
      <text:h text:outline-level="1" text:style-name="Heading_20_1">I am in a title but the<office:annotation><dc:creator>POD</dc:creator><dc:date>2008-01-24T08:14:04</dc:date><text:p>Action specified element "text" but available elements in this part of the document are ['title'].</text:p></office:annotation> note says “do text...”</text:h>
      <text:p text:style-name="Text_20_body">Bla.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8:46</dc:date>
    <dc:language>en-US</dc:language>
    <meta:editing-cycles>10</meta:editing-cycles>
    <meta:editing-duration>PT1H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2" meta:character-count="310"/>
  </office:meta>
</office:document-meta>
</file>